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text:s/>0 Introduction<text:tab/>5</text:p>
          <text:p text:style-name="P5"><text:s/>0.1 Language basics<text:tab/>5</text:p>
          <text:p text:style-name="P6"><text:s/>0.1.1 Settings<text:tab/>5</text:p>
          <text:p text:style-name="P6"><text:s/>0.1.2 Constructors<text:tab/>5</text:p>
          <text:p text:style-name="P6"><text:s/>0.1.3 Comments and blank characters<text:tab/>5</text:p>
          <text:p text:style-name="P5"><text:s/>0.2 Notation Conventions<text:tab/>5</text:p>
          <text:p text:style-name="P6"><text:s/>0.2.1 Names<text:tab/>5</text:p>
          <text:p text:style-name="P6"><text:s/>0.2.2 Distances and altitudes<text:tab/>5</text:p>
          <text:p text:style-name="P6"><text:s/>0.2.3 Time definitions<text:tab/>5</text:p>
          <text:p text:style-name="P6"><text:s/>0.2.4 Colors<text:tab/>6</text:p>
          <text:p text:style-name="P4"><text:s/>1 SET instruction<text:tab/>7</text:p>
          <text:p text:style-name="P5"><text:s/>1.1 Definition<text:tab/>7</text:p>
          <text:p text:style-name="P6"><text:s/>1.1.1 Key LOGFILE: log file<text:tab/>7</text:p>
          <text:p text:style-name="P6"><text:s/>1.1.2 Key ALTITUDECORRECTIONSFILE: logger altitude corrections file<text:tab/>7</text:p>
          <text:p text:style-name="P6"><text:s/>1.1.3 Key DATETIME: flight date and time<text:tab/>7</text:p>
          <text:p text:style-name="P6"><text:s/>1.1.4 Key DATUM<text:tab/>7</text:p>
          <text:p text:style-name="P6"><text:s/>1.1.5 Key UTMZONE<text:tab/>7</text:p>
          <text:p text:style-name="P6"><text:s/>1.1.6 Key QNH<text:tab/>7</text:p>
          <text:p text:style-name="P6"><text:s/>1.1.7 Key DRATHRESHOLD<text:tab/>8</text:p>
          <text:p text:style-name="P6"><text:s/>1.1.8 Key DEFAULTALTITUDE <text:tab/>8</text:p>
          <text:p text:style-name="P6"><text:s/>1.1.9 Key MAXDISTTOCROSSING<text:tab/>8</text:p>
          <text:p text:style-name="P6"><text:s/>1.1.10 Key SMOOTHNESS<text:tab/>8</text:p>
          <text:p text:style-name="P6"><text:s/>1.1.11 Key MINSPEED<text:tab/>8</text:p>
          <text:p text:style-name="P6"><text:s/>1.1.12 Key MAXACCELERATION<text:tab/>8</text:p>
          <text:p text:style-name="P5"><text:s/>1.2 Examples<text:tab/>9</text:p>
          <text:p text:style-name="P4"><text:s/>2 MAP class<text:tab/>10</text:p>
          <text:p text:style-name="P5"><text:s/>2.1 Constructors<text:tab/>10</text:p>
          <text:p text:style-name="P6"><text:s/>2.1.1 Type BITMAP: Bitmap file <text:tab/>10</text:p>
          <text:p text:style-name="P6"><text:s/>2.1.2 Type BLANK: Blank map<text:tab/>10</text:p>
          <text:p text:style-name="P5"><text:s/>2.2 Display modes<text:tab/>10</text:p>
          <text:p text:style-name="P6"><text:s/>2.2.1 Mode GRID<text:tab/>10</text:p>
          <text:p text:style-name="P5"><text:s/>2.3 Examples<text:tab/>10</text:p>
          <text:p text:style-name="P4"><text:s/>3 TASK class<text:tab/>11</text:p>
          <text:p text:style-name="P5"><text:s/>3.1 Constructors<text:tab/>11</text:p>
          <text:p text:style-name="P6"><text:s/>3.1.1 PDG - Pilot Declared Goal<text:tab/>11</text:p>
          <text:p text:style-name="P6"><text:soft-page-break/><text:s/>3.1.2 JDG - Judge Declared Goal<text:tab/>11</text:p>
          <text:p text:style-name="P6"><text:s/>3.1.3 HWZ - Hesitation Waltz<text:tab/>11</text:p>
          <text:p text:style-name="P6"><text:s/>3.1.4 FIN - Fly In<text:tab/>11</text:p>
          <text:p text:style-name="P6"><text:s/>3.1.5 FON - Fly On<text:tab/>11</text:p>
          <text:p text:style-name="P6"><text:s/>3.1.6 HNH - Hare And Hounds<text:tab/>11</text:p>
          <text:p text:style-name="P6"><text:s/>3.1.7 WSD - Watership Down<text:tab/>11</text:p>
          <text:p text:style-name="P6"><text:s/>3.1.8 GBM - Gordon Bennett Memorial<text:tab/>11</text:p>
          <text:p text:style-name="P6"><text:s/>3.1.9 CRT - Calculated Rate Of Approach<text:tab/>11</text:p>
          <text:p text:style-name="P6"><text:s/>3.1.10 RTA - Race To An Area<text:tab/>12</text:p>
          <text:p text:style-name="P6"><text:s/>3.1.11 ELB - Elbow<text:tab/>12</text:p>
          <text:p text:style-name="P6"><text:s/>3.1.12 LRN - Land Run<text:tab/>12</text:p>
          <text:p text:style-name="P6"><text:s/>3.1.13 MDT - Minimum Distance<text:tab/>12</text:p>
          <text:p text:style-name="P6"><text:s/>3.1.14 SFL - Shortest Flight<text:tab/>12</text:p>
          <text:p text:style-name="P6"><text:s/>3.1.15 MDD - Minimum Distance Double Drop<text:tab/>12</text:p>
          <text:p text:style-name="P6"><text:s/>3.1.16 XDT - Maximum Distance Time<text:tab/>12</text:p>
          <text:p text:style-name="P6"><text:s/>3.1.17 XDI - Maximum Distance<text:tab/>12</text:p>
          <text:p text:style-name="P6"><text:s/>3.1.18 XDD - Maximum Distance Double Drop<text:tab/>12</text:p>
          <text:p text:style-name="P6"><text:s/>3.1.19 ANG - Angle<text:tab/>12</text:p>
          <text:p text:style-name="P6"><text:s/>3.1.20 3DT - 3D Shape Task<text:tab/>12</text:p>
          <text:p text:style-name="P5"><text:s/>3.2 Examples<text:tab/>12</text:p>
          <text:p text:style-name="P4"><text:s/>4 AREA class<text:tab/>13</text:p>
          <text:p text:style-name="P5"><text:s/>4.1 Constructors<text:tab/>13</text:p>
          <text:p text:style-name="P6"><text:s/>4.1.1 Type CIRCLE: Circular area<text:tab/>13</text:p>
          <text:p text:style-name="P6"><text:s/>4.1.2 Type DOME: Dome shaped area<text:tab/>13</text:p>
          <text:p text:style-name="P6"><text:s/>4.1.3 Type POLY: Polygonal area<text:tab/>13</text:p>
          <text:p text:style-name="P5"><text:s/>4.2 Display modes<text:tab/>13</text:p>
          <text:p text:style-name="P6"><text:s/>4.2.1 Mode NONE<text:tab/>13</text:p>
          <text:p text:style-name="P6"><text:s/>4.2.2 Mode DEFAULT<text:tab/>13</text:p>
          <text:p text:style-name="P5"><text:s/>4.3 Examples<text:tab/>14</text:p>
          <text:p text:style-name="P4"><text:s/>5 FILTER class<text:tab/>15</text:p>
          <text:p text:style-name="P5"><text:s/>5.1 Constructors<text:tab/>15</text:p>
          <text:p text:style-name="P6"><text:s/>5.1.1 INSIDE<text:tab/>15</text:p>
          <text:p text:style-name="P6"><text:s/>5.1.2 OUTSIDE<text:tab/>15</text:p>
          <text:p text:style-name="P6"><text:s/>5.1.3 BEFORETIME<text:tab/>15</text:p>
          <text:p text:style-name="P6"><text:s/>5.1.4 AFTERTIME<text:tab/>15</text:p>
          <text:p text:style-name="P6"><text:s/>5.1.5 BEFOREPOINT<text:tab/>15</text:p>
          <text:p text:style-name="P6"><text:s/>5.1.6 AFTERPOINT<text:tab/>15</text:p>
          <text:p text:style-name="P6"><text:s/>5.1.7 ABOVE<text:tab/>16</text:p>
          <text:p text:style-name="P6"><text:s/>5.1.8 BELOW<text:tab/>16</text:p>
          <text:p text:style-name="P6"><text:s/>5.1.9 NONE<text:tab/>16</text:p>
          <text:p text:style-name="P5"><text:s/>5.2 Examples<text:tab/>16</text:p>
          <text:p text:style-name="P4"><text:soft-page-break/><text:s/>6 POINT class<text:tab/>17</text:p>
          <text:p text:style-name="P5"><text:s/>6.1 Static point (S) constructors<text:tab/>17</text:p>
          <text:p text:style-name="P6"><text:s/>6.1.1 Type SLL: WGS84 lat/long<text:tab/>17</text:p>
          <text:p text:style-name="P6"><text:s/>6.1.2 Type SUTM: UTM<text:tab/>17</text:p>
          <text:p text:style-name="P5"><text:s/>6.2 Point from a list (L) constructors<text:tab/>17</text:p>
          <text:p text:style-name="P6"><text:s/>6.2.1 Type LNP: nearest to point<text:tab/>17</text:p>
          <text:p text:style-name="P6"><text:s/>6.2.2 Type LFT: first in time<text:tab/>17</text:p>
          <text:p text:style-name="P6"><text:s/>6.2.3 Type LLT: last in time<text:tab/>17</text:p>
          <text:p text:style-name="P6"><text:s/>6.2.4 Type LFNN: first not null<text:tab/>18</text:p>
          <text:p text:style-name="P6"><text:s/>6.2.5 Type LLNN: last not null<text:tab/>18</text:p>
          <text:p text:style-name="P5"><text:s/>6.3 Logger mark (M) constructors<text:tab/>18</text:p>
          <text:p text:style-name="P6"><text:s/>6.3.1 Type MVMD: virtual marker drop<text:tab/>18</text:p>
          <text:p text:style-name="P6"><text:s/>6.3.2 Type MPDG: pilot declared goal<text:tab/>18</text:p>
          <text:p text:style-name="P5"><text:s/>6.4 Track point (T) constructors<text:tab/>18</text:p>
          <text:p text:style-name="P6"><text:s/>6.4.1 Type TLCH: launch<text:tab/>18</text:p>
          <text:p text:style-name="P6"><text:s/>6.4.2 Type TLND: landing<text:tab/>18</text:p>
          <text:p text:style-name="P6"><text:s/>6.4.3 Type TPT: on point time<text:tab/>19</text:p>
          <text:p text:style-name="P6"><text:s/>6.4.4 Type TNP: nearest to point<text:tab/>19</text:p>
          <text:p text:style-name="P6"><text:s/>6.4.5 Type TNL: nearest to point list<text:tab/>19</text:p>
          <text:p text:style-name="P6"><text:s/>6.4.6 Type TDT: delayed in time<text:tab/>19</text:p>
          <text:p text:style-name="P6"><text:s/>6.4.7 Type TDD: delayed in distance<text:tab/>19</text:p>
          <text:p text:style-name="P6"><text:s/>6.4.8 Type TAFI: area first in<text:tab/>20</text:p>
          <text:p text:style-name="P6"><text:s/>6.4.9 Type TAFO: area first out<text:tab/>20</text:p>
          <text:p text:style-name="P6"><text:s/>6.4.10 Type TALI: area last in<text:tab/>20</text:p>
          <text:p text:style-name="P6"><text:s/>6.4.11 Type TALO: area last out<text:tab/>20</text:p>
          <text:p text:style-name="P5"><text:s/>6.5 Display modes<text:tab/>20</text:p>
          <text:p text:style-name="P6"><text:s/>6.5.1 Mode NONE<text:tab/>20</text:p>
          <text:p text:style-name="P6"><text:s/>6.5.2 Mode WAYPOINT<text:tab/>20</text:p>
          <text:p text:style-name="P6"><text:s/>6.5.3 Mode TARGET<text:tab/>21</text:p>
          <text:p text:style-name="P6"><text:s/>6.5.4 Mode MARKER<text:tab/>21</text:p>
          <text:p text:style-name="P6"><text:s/>6.5.5 Mode CROSSHAIRS<text:tab/>21</text:p>
          <text:p text:style-name="P5"><text:s/>6.6 Examples<text:tab/>21</text:p>
          <text:p text:style-name="P4"><text:s/>7 RESULT class<text:tab/>22</text:p>
          <text:p text:style-name="P5"><text:s/>7.1 Constructors<text:tab/>22</text:p>
          <text:p text:style-name="P6"><text:s/>7.1.1 Type D2D: distance in 2D<text:tab/>22</text:p>
          <text:p text:style-name="P6"><text:s/>7.1.2 Type D3D: distance in 3D<text:tab/>22</text:p>
          <text:p text:style-name="P6"><text:s/>7.1.3 Type DRAD: relative altitude dependent distance<text:tab/>22</text:p>
          <text:p text:style-name="P6"><text:s/>7.1.4 Type DACC: accumulated distance<text:tab/>22</text:p>
          <text:p text:style-name="P6"><text:s/>7.1.5 Type TSEC: time in seconds<text:tab/>22</text:p>
          <text:p text:style-name="P6"><text:s/>7.1.6 Type TMIN: time in minutes<text:tab/>22</text:p>
          <text:p text:style-name="P6"><text:s/>7.1.7 Type ATRI: area of triangle<text:tab/>23</text:p>
          <text:p text:style-name="P6"><text:soft-page-break/><text:s/>7.1.8 Type ANG3P: angle between 3 points<text:tab/>23</text:p>
          <text:p text:style-name="P6"><text:s/>7.1.9 Type ANGN: angle to the north<text:tab/>23</text:p>
          <text:p text:style-name="P6"><text:s/>7.1.10 Type ANGSD: angle to a set direction<text:tab/>23</text:p>
          <text:p text:style-name="P5"><text:s/>7.2 Examples<text:tab/>23</text:p>
          <text:p text:style-name="P4"><text:s/>8 RESTRICTION class<text:tab/>24</text:p>
          <text:p text:style-name="P5"><text:s/>8.1 Constructors<text:tab/>24</text:p>
          <text:p text:style-name="P6"><text:s/>8.1.1 Type DMAX: maximum distance<text:tab/>24</text:p>
          <text:p text:style-name="P6"><text:s/>8.1.2 Type DMIN: minimum distance<text:tab/>24</text:p>
          <text:p text:style-name="P6"><text:s/>8.1.3 Type DVMAX: maximum vertical distance<text:tab/>24</text:p>
          <text:p text:style-name="P6"><text:s/>8.1.4 Type DVMIN: minimum vertical distance<text:tab/>24</text:p>
          <text:p text:style-name="P6"><text:s/>8.1.5 Type PBP: point before point<text:tab/>24</text:p>
          <text:p text:style-name="P6"><text:s/>8.1.6 Type PBTOD: point before time of day<text:tab/>24</text:p>
          <text:p text:style-name="P6"><text:s/>8.1.7 Type PATOD: point after time of day<text:tab/>24</text:p>
          <text:p text:style-name="P4"><text:s/>9 PENALTY class<text:tab/>26</text:p>
          <text:p text:style-name="P5"><text:s/>9.1 Constructors<text:tab/>26</text:p>
          <text:p text:style-name="P6"><text:s/>9.1.1 Type BPZ: blue PZ<text:tab/>26</text:p>
          <text:p text:style-name="P6"><text:s/>9.1.2 Type RPZ: red PZ<text:tab/>26</text:p>
          <text:p text:style-name="P6"><text:s/>9.1.3 Type VSMAX: maximum vertical speed<text:tab/>26</text:p>
          <text:p text:style-name="P4"><text:s/>10 Full task examples<text:tab/>27</text:p>
          <text:p text:style-name="P5"><text:s/>10.1 Judge Declared Goal (nearest track point)<text:tab/>27</text:p>
          <text:p text:style-name="P5"><text:s/>10.2 Hesitation Waltz (logger marker drop)<text:tab/>27</text:p>
          <text:p text:style-name="P5"><text:s/>10.3 Gordon Bennett Memorial (logger marker drop)<text:tab/>27</text:p>
          <text:p text:style-name="P5"><text:s/>10.4 Maximum Distance Double Drop (first in / last out)<text:tab/>28</text:p>
          <text:p text:style-name="P4"><text:s/>11 Bugs and ideas<text:tab/>29</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Applies to absolute times (time of day) as well to relative times (time span).</text:p>
      <text:p text:style-name="Text_20_body"><text:soft-page-break/>Examples:</text:p>
      <text:p text:style-name="Preformatted_20_Text">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QNH</text:h>
      <text:p text:style-name="Preformatted_20_Text">set QNH = &lt;value&gt;</text:p>
      <text:p text:style-name="Text_20_body"><text:soft-page-break/>Sets the QNH value</text:p>
      <text:p text:style-name="List_20_Contents">&lt;value&gt; is the qnh value</text:p>
      <text:h text:style-name="Heading_20_3" text:outline-level="3">Key DRATHRESHOLD</text:h>
      <text:p text:style-name="Preformatted_20_Text">set DRATHRESHOLD = &lt;value&gt;</text:p>
      <text:p text:style-name="Text_20_body">Sets the threshold for relative altitude distance computations. If the altitude difference between two points is less than the threshold, 2D distance will be computed. Otherwise, 3D distance is used. If undefined, 0m is assumed (always distance in 3D).</text:p>
      <text:p text:style-name="List_20_Contents">&lt;value&gt; is the threshold value</text:p>
      <text:h text:style-name="Heading_20_3" text:outline-level="3">Key DEFAULTALTITUDE<text:tab/></text:h>
      <text:p text:style-name="Preformatted_20_Text">set DEFAULTALTITUDE = &lt;altitude&gt;</text:p>
      <text:p text:style-name="Text_20_body">Sets the default altitude for pilot declared goals. If undefined, 0 MSL will be assumed.</text:p>
      <text:p text:style-name="List_20_Contents">&lt;altitude&gt; is the <text:s/>default altitude</text:p>
      <text:h text:style-name="Heading_20_3" text:outline-level="3">Key MAXDISTTOCROSSING</text:h>
      <text:p text:style-name="Preformatted_20_Text">set MAXDISTTOCROSSING = &lt;distance&gt;</text:p>
      <text:p text:style-name="Text_20_body">Sets the maximum allowed distance from a pilot declared goal to a valid road crossing. <text:s/>If undefined, 200m will be assumed.</text:p>
      <text:p text:style-name="List_20_Contents">&lt;distance&gt; <text:s/>maximum allowed distanc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text:soft-page-break/>&lt;acceleration&gt; is the maximum acceleration</text:p>
      <text:h text:style-name="Heading_20_2" text:outline-level="2">Examples</text:h>
      <text:p text:style-name="Preformatted_20_Text">set DATETIME = 2010/09/19, AM<text:line-break/>set DATUM = European 1950<text:lin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text:soft-page-break/>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 &lt;lowerLimit&gt;[, &lt;upperLimit&gt;]])</text:p>
      <text:p text:style-name="List_20_Contents">&lt;center&gt; is a point name used as the circle center</text:p>
      <text:p text:style-name="List_20_Contents">&lt;radius&gt; is the circle radius</text:p>
      <text:p text:style-name="List_20_Contents">&lt;lowerLimit&gt; is the lower altitude limit</text:p>
      <text:p text:style-name="List_20_Contents">&lt;upperLimit&gt; is the upper altitude limit</text:p>
      <text:h text:style-name="Heading_20_3" text:outline-level="3">Type DOME: Dome shaped area</text:h>
      <text:p text:style-name="Preformatted_20_Text">DOME(&lt;center&gt;, &lt;radius&gt;)</text:p>
      <text:p text:style-name="List_20_Contents">&lt;center&gt; is a point name used as the dome base center</text:p>
      <text:p text:style-name="List_20_Contents">&lt;radius&gt; is the dome radius</text:p>
      <text:h text:style-name="Heading_20_3" text:outline-level="3">Type POLY: Polygonal area</text:h>
      <text:p text:style-name="Preformatted_20_Text">POLY(&lt;fileName&gt;[, &lt;lowerLimit&gt;[, &lt;upperLimit&gt;]])</text:p>
      <text:p text:style-name="List_20_Contents">&lt;fileName&gt; is the name of a track file containing the polygon (trk, igc)</text:p>
      <text:p text:style-name="List_20_Contents">&lt;lowerLimit&gt; is the lower altitude limit</text:p>
      <text:p text:style-name="List_20_Contents">&lt;upperLimit&gt; is the upper altitude limit</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text:soft-page-break/>&lt;color&gt; is one of blue, brown, gray, green, orange, pink, red, violet, white, yellow. If no color is specified, blue will be used.</text:p>
      <text:h text:style-name="Heading_20_2" text:outline-level="2">Examples</text:h>
      <text:p text:style-name="Preformatted_20_Text">area Area1 = CIRCLE(P10, 100m) DEFAULT(green)<text:line-break/>area Area2 = POLY(area2.trk, 100m, 1000m) <text:line-break/>area Area3 = CIRCLE(P10, 500) NONE()</text:p>
      <text:h text:style-name="Heading_20_1" text:outline-level="1">FILTER class</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AFTERPOINT</text:h>
      <text:p text:style-name="Preformatted_20_Text">AFTERPOINT(&lt;pointName&gt;)</text:p>
      <text:p text:style-name="Text_20_body">Selects all the track points later than specified point.</text:p>
      <text:p text:style-name="List_20_Contents"><text:soft-page-break/>&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text:p>
      <text:p text:style-name="Text_20_body">Returns the point closest to a desired one from a list of predefined points.</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ype LLT: last in time</text:h>
      <text:p text:style-name="Preformatted_20_Text">LLT(&lt;listPoint1&gt;, &lt;listPoint2&gt;, ...)</text:p>
      <text:p text:style-name="Text_20_body">Returns the latest point from a list of points.</text:p>
      <text:h text:style-name="Heading_20_3" text:outline-level="3"><text:soft-page-break/>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 pilot declared goal</text:h>
      <text:p text:style-name="Preformatted_20_Text">MPDG(&lt;number&gt;, &lt;minTime&gt;, &lt;maxTime&gt;)</text:p>
      <text:p text:style-name="Text_20_body">Returns the last occurrence of the desired pilot declared goal within time limits.</text:p>
      <text:p text:style-name="List_20_Contents">&lt;number&gt; desired pilot declared goal number</text:p>
      <text:p text:style-name="List_20_Contents">&lt;minTime&gt; declaration lower time limit</text:p>
      <text:p text:style-name="List_20_Contents">&lt;maxTime&gt; declaration upper time limit</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ext:soft-page-break/>Type TPT: on point time</text:h>
      <text:p text:style-name="Preformatted_20_Text">TPT(&lt;pointName&gt;)</text:p>
      <text:p text:style-name="Text_20_body">Returns the track point with the same timestamp as a given point.</text:p>
      <text:p text:style-name="List_20_Contents">&lt;pointName&gt; is the name of a previously defined point</text:p>
      <text:h text:style-name="Heading_20_3" text:outline-level="3">Type TNP: nearest to point</text:h>
      <text:p text:style-name="Preformatted_20_Text">TNP(&lt;pointName&gt;)</text:p>
      <text:p text:style-name="Text_20_body">Returns the closest valid track point to the specified point.</text:p>
      <text:p text:style-name="List_20_Contents">&lt;pointName&gt; is the name of a previously defined point</text:p>
      <text:h text:style-name="Heading_20_3" text:outline-level="3">Type TNL: nearest to point list</text:h>
      <text:p text:style-name="Preformatted_20_Text">TNL(&lt;listPoint1&gt;, &lt;listPoint2&gt;, ...)</text:p>
      <text:p text:style-name="Text_20_body">Returns the closest valid track point to any the specified points.</text:p>
      <text:p text:style-name="List_20_Contents">&lt;listPoint&gt; is the name of another previously defined point</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ext:soft-page-break/>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text:soft-page-break/>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text:p>
      <text:p text:style-name="Text_20_body">Computes the projected distance (in 2D) between two points.</text:p>
      <text:h text:style-name="Heading_20_3" text:outline-level="3">Type D3D: distance in 3D</text:h>
      <text:p text:style-name="Preformatted_20_Text">D3D(&lt;pointNameA&gt;, &lt;pointNameB&gt;)</text:p>
      <text:p text:style-name="Text_20_body">Computes the distance in 3D between two points.</text:p>
      <text:h text:style-name="Heading_20_3" text:outline-level="3">Type DRAD: relative altitude dependent distance</text:h>
      <text:p text:style-name="Preformatted_20_Text">DRAD(&lt;pointNameA&gt;, &lt;pointNameB&gt;)</text:p>
      <text:p text:style-name="Text_20_body">Computes the distance between two points. If the altitude difference between the two is less than the <text:s/>threshold specified in the settings part, 2D distance will be computed. Otherwise, 3D distance is used.</text:p>
      <text:h text:style-name="Heading_20_3" text:outline-level="3">Type DACC: accumulated distance</text:h>
      <text:p text:style-name="Preformatted_20_Text">DACC(&lt;pointNameA&gt;, &lt;pointNameB&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ext:soft-page-break/>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TRICTION class</text:h>
      <text:p text:style-name="Preformatted_20_Text">RESTRICTION &lt;restrictionName&gt; = &lt;restrictionType&gt;(&lt;restriction params&gt;)</text:p>
      <text:p text:style-name="Text_20_body">Computes a restriction. If a restriction is infringed, the pilot will not achieve a result for the task (group B).</text:p>
      <text:h text:style-name="Heading_20_2" text:outline-level="2">Constructors</text:h>
      <text:p text:style-name="Preformatted_20_Text">&lt;restrictionType&gt;(&lt; restriction params&gt;)</text:p>
      <text:h text:style-name="Heading_20_3" text:outline-level="3">Type DMAX: maximum distance</text:h>
      <text:p text:style-name="Preformatted_20_Text">DMAX(&lt;pointNameA&gt;, &lt;pointNameB&gt;, &lt;distance&gt;)</text:p>
      <text:p text:style-name="Text_20_body">The 2D distance between point A and point B must not be greater than the specified distance.</text:p>
      <text:h text:style-name="Heading_20_3" text:outline-level="3">Type DMIN: minimum distance</text:h>
      <text:p text:style-name="Preformatted_20_Text">DMIN(&lt;pointNameA&gt;, &lt;pointNameB&gt;, &lt;distance&gt;)</text:p>
      <text:p text:style-name="Text_20_body">The 2D distance between point A and point B must not be lesser than the specified distance.</text:p>
      <text:h text:style-name="Heading_20_3" text:outline-level="3">Type DVMAX: maximum vertical distance</text:h>
      <text:p text:style-name="Preformatted_20_Text">DVMAX(&lt;pointNameA&gt;, &lt;pointNameB&gt;, &lt;height&gt;)</text:p>
      <text:p text:style-name="Text_20_body">The vertical distance between point A and point B must be greater than the specified height.</text:p>
      <text:h text:style-name="Heading_20_3" text:outline-level="3">Type DVMIN: minimum vertical distance</text:h>
      <text:p text:style-name="Preformatted_20_Text">DVMIN(&lt;pointNameA&gt;, &lt;pointNameB&gt;, &lt;height&gt;)</text:p>
      <text:p text:style-name="Text_20_body">The vertical distance between point A and point B must be <text:s/>lesser than the specified height.</text:p>
      <text:h text:style-name="Heading_20_3" text:outline-level="3">Type PBP: point before point</text:h>
      <text:p text:style-name="Preformatted_20_Text">PBP(&lt;pointNameA&gt;, &lt;pointNameB&gt;, &lt;time&gt;)</text:p>
      <text:p text:style-name="Text_20_body">The point B must happen at least the specified time in minutes before point A.</text:p>
      <text:h text:style-name="Heading_20_3" text:outline-level="3">Type PBTOD: point before time of day</text:h>
      <text:p text:style-name="Preformatted_20_Text">PBTOD(&lt;pointNameA&gt;, &lt;time&gt;)</text:p>
      <text:p text:style-name="Text_20_body">The point A must happen before the specified time of day.</text:p>
      <text:h text:style-name="Heading_20_3" text:outline-level="3">Type PATOD: point after time of day</text:h>
      <text:p text:style-name="Preformatted_20_Text">PATOD(&lt;pointNameA&gt;, &lt;time&gt;)</text:p>
      <text:p text:style-name="Text_20_body"><text:soft-page-break/>The point A must happen after the specified time of day.</text:p>
      <text:h text:style-name="Heading_20_1" text:outline-level="1">PENALTY class</text:h>
      <text:p text:style-name="Preformatted_20_Text">PENALTY &lt;penaltyName&gt; = &lt;penaltyType&gt;(&lt;penalty params&gt;)</text:p>
      <text:p text:style-name="Text_20_body">Computes a penalty. The penalty is applied to the last defined task.</text:p>
      <text:h text:style-name="Heading_20_2" text:outline-level="2">Constructors</text:h>
      <text:p text:style-name="Preformatted_20_Text">&lt;penaltyType&gt;(&lt; penalty params&gt;)</text:p>
      <text:h text:style-name="Heading_20_3" text:outline-level="3">Type BPZ: blue PZ</text:h>
      <text:p text:style-name="Preformatted_20_Text">BPZ(&lt;area&gt;)</text:p>
      <text:p text:style-name="Text_20_body">Applies a BPZ penalty to all the remaining (non-filtered) track points inside the area.</text:p>
      <text:p text:style-name="Text_20_body">//TODO: explain better</text:p>
      <text:h text:style-name="Heading_20_3" text:outline-level="3">Type RPZ: red PZ</text:h>
      <text:p text:style-name="Preformatted_20_Text">RPZ(&lt;area&gt;)</text:p>
      <text:p text:style-name="Text_20_body">Applies a RPZ penalty to all the remaining (non-filtered) track points inside the area. Actually, the new 2011 formula is used with hypotenuse distance infringement and a scale factor of 8.</text:p>
      <text:p text:style-name="Text_20_body">//TODO: explain better</text:p>
      <text:h text:style-name="Heading_20_3" text:outline-level="3">Type VSMAX: maximum vertical speed</text:h>
      <text:p text:style-name="Preformatted_20_Text">VSMAX(&lt;verticalSpeed&gt;)</text:p>
      <text:p text:style-name="Text_20_body">Applies a result penalty if the vertical speed is over the given speed</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2T15:11:04.65</meta:creation-date>
    <dc:date>2011-09-02T18:11:00.25</dc:date>
    <meta:editing-duration>P1DT5H18S</meta:editing-duration>
    <meta:editing-cycles>161</meta:editing-cycles>
    <meta:generator>LibreOffice/3.3$Win32 LibreOffice_project/330m19$Build-8</meta:generator>
    <meta:printed-by>Toni </meta:printed-by>
    <meta:print-date>2011-08-11T13:22:13.29</meta:print-date>
    <meta:document-statistic meta:table-count="0" meta:image-count="0" meta:object-count="0" meta:page-count="29" meta:paragraph-count="584" meta:word-count="3994" meta:character-count="25713"/>
  </office:meta>
</office:document-meta>
</file>